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7" style:family="table-cell" style:parent-style-name="_50_0_37__32_-_32_Accent1" style:data-style-name="N0">
      <style:table-cell-properties fo:border-top="thin solid #000000" fo:border-bottom="none" fo:border-left="none" fo:border-right="none" fo:background-color="#DDEBF7"/>
    </style:style>
    <style:style style:name="ce18" style:family="table-cell" style:parent-style-name="_50_0_37__32_-_32_Accent1" style:data-style-name="N0">
      <style:table-cell-properties fo:border-top="thin solid #000000" fo:border-bottom="none" fo:border-left="none" fo:border-right="thin solid #000000" fo:background-color="#DDEBF7"/>
    </style:style>
    <style:style style:name="ce19" style:family="table-cell" style:parent-style-name="_50_0_37__32_-_32_Accent2" style:data-style-name="N0">
      <style:table-cell-properties fo:border-top="none" fo:border-bottom="thin solid #000000" fo:border-left="none" fo:border-right="none" fo:background-color="#FCE4D6"/>
    </style:style>
    <style:style style:name="ce20" style:family="table-cell" style:parent-style-name="_50_0_37__32_-_32_Accent2" style:data-style-name="N0">
      <style:table-cell-properties fo:border-top="none" fo:border-bottom="thin solid #000000" fo:border-left="none" fo:border-right="thin solid #000000" fo:background-color="#FCE4D6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22" style:family="table-cell" style:parent-style-name="_50_0_37__32_-_32_Accent3" style:data-style-name="N36">
      <style:table-cell-properties fo:background-color="#EDEDED"/>
    </style:style>
    <style:style style:name="ce23" style:family="table-cell" style:parent-style-name="_50_0_37__32_-_32_Accent3" style:data-style-name="N36">
      <style:table-cell-properties fo:border-top="none" fo:border-bottom="none" fo:border-left="none" fo:border-right="thin solid #000000" fo:background-color="#EDEDED"/>
    </style:style>
    <style:style style:name="ce24" style:family="table-cell" style:parent-style-name="_50_0_37__32_-_32_Accent3" style:data-style-name="N36">
      <style:table-cell-properties fo:border-top="none" fo:border-bottom="thin solid #000000" fo:border-left="none" fo:border-right="none" fo:background-color="#EDEDED"/>
    </style:style>
    <style:style style:name="ce25" style:family="table-cell" style:parent-style-name="_50_0_37__32_-_32_Accent3" style:data-style-name="N36">
      <style:table-cell-properties fo:border-top="none" fo:border-bottom="thin solid #000000" fo:border-left="none" fo:border-right="thin solid #000000" fo:background-color="#EDEDED"/>
    </style:style>
    <style:style style:name="ce26" style:family="table-cell" style:parent-style-name="_50_0_37__32_-_32_Accent6" style:data-style-name="N37">
      <style:table-cell-properties fo:border-top="none" fo:border-bottom="thin solid #000000" fo:border-left="none" fo:border-right="none" fo:background-color="#E2EFDA"/>
    </style:style>
    <style:style style:name="ce27" style:family="table-cell" style:parent-style-name="_50_0_37__32_-_32_Accent6" style:data-style-name="N37">
      <style:table-cell-properties fo:border-top="none" fo:border-bottom="thin solid #000000" fo:border-left="none" fo:border-right="thin solid #000000" fo:background-color="#E2EFDA"/>
    </style:style>
    <style:style style:name="ce28" style:family="table-cell" style:parent-style-name="_50_0_37__32_-_32_Accent3" style:data-style-name="N36">
      <style:table-cell-properties fo:border-top="none" fo:border-bottom="none" fo:border-left="none" fo:border-right="thin solid #000000" fo:background-color="#EDEDED"/>
    </style:style>
    <style:style style:name="ce29" style:family="table-cell" style:parent-style-name="_50_0_37__32_-_32_Accent3" style:data-style-name="N36">
      <style:table-cell-properties fo:border-top="none" fo:border-bottom="none" fo:border-left="thin solid #000000" fo:border-right="none" fo:background-color="#EDEDED"/>
    </style:style>
    <style:style style:name="ce30" style:family="table-cell" style:parent-style-name="_50_0_37__32_-_32_Accent3" style:data-style-name="N36">
      <style:table-cell-properties fo:background-color="#EDEDED"/>
    </style:style>
    <style:style style:name="ce31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table:number-columns-repeated="5" table:style-name="ce1"/>
          <table:table-cell office:value-type="string" table:style-name="ce2">
            <text:p>Vdrop</text:p>
          </table:table-cell>
          <table:table-cell table:number-columns-repeated="6" table:style-name="ce1"/>
          <table:table-cell office:value-type="string" table:style-name="ce2">
            <text:p>Powe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Vsupply (V)</text:p>
          </table:table-cell>
          <table:table-cell office:value-type="float" office:value="3.3" table:style-name="ce1">
            <text:p>3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in (V/V)</text:p>
          </table:table-cell>
          <table:table-cell office:value-type="string" table:style-name="ce1">
            <text:p>Max Voltage</text:p>
          </table:table-cell>
          <table:table-cell table:style-name="ce1"/>
          <table:table-cell table:style-name="ce3"/>
          <table:table-cell office:value-type="string" table:style-name="ce4">
            <text:p>Current (A)</text:p>
          </table:table-cell>
          <table:table-cell table:number-columns-repeated="4" table:style-name="ce5"/>
          <table:table-cell table:style-name="ce6"/>
          <table:table-cell table:style-name="ce1"/>
          <table:table-cell table:style-name="ce3"/>
          <table:table-cell office:value-type="string" table:style-name="ce4">
            <text:p>Current (A)</text:p>
          </table:table-cell>
          <table:table-cell table:number-columns-repeated="4" table:style-name="ce5"/>
          <table:table-cell table:style-name="ce6"/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6499999999999998" table:formula="of:=[.$B$2]/[.A4]" table:style-name="ce1">
            <text:p>0.165</text:p>
          </table:table-cell>
          <table:table-cell table:style-name="ce1"/>
          <table:table-cell office:value-type="string" table:style-name="ce7">
            <text:p>Resistor (ohms)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9">
            <text:p>25</text:p>
          </table:table-cell>
          <table:table-cell table:style-name="ce1"/>
          <table:table-cell office:value-type="string" table:style-name="ce7">
            <text:p>Resistor (ohms)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9">
            <text:p>25</text:p>
          </table:table-cell>
          <table:table-cell table:number-columns-repeated="1636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6000000000000003E-2" table:formula="of:=[.$B$2]/[.A5]" table:style-name="ce1">
            <text:p>0.066</text:p>
          </table:table-cell>
          <table:table-cell table:style-name="ce1"/>
          <table:table-cell office:value-type="float" office:value="0.5" table:style-name="ce10">
            <text:p>0.5</text:p>
          </table:table-cell>
          <table:table-cell office:value-type="float" office:value="0.5" table:formula="of:=[.$D$5]*[.E$4]" table:style-name="ce1">
            <text:p>0.5</text:p>
          </table:table-cell>
          <table:table-cell office:value-type="float" office:value="2.5" table:formula="of:=[.$D$5]*[.F$4]" table:style-name="ce1">
            <text:p>2.5</text:p>
          </table:table-cell>
          <table:table-cell office:value-type="float" office:value="5" table:formula="of:=[.$D$5]*[.G$4]" table:style-name="ce1">
            <text:p>5</text:p>
          </table:table-cell>
          <table:table-cell office:value-type="float" office:value="7.5" table:formula="of:=[.$D$5]*[.H$4]" table:style-name="ce1">
            <text:p>7.5</text:p>
          </table:table-cell>
          <table:table-cell office:value-type="float" office:value="10" table:formula="of:=[.$D$5]*[.I$4]" table:style-name="ce1">
            <text:p>10</text:p>
          </table:table-cell>
          <table:table-cell office:value-type="float" office:value="12.5" table:formula="of:=[.$D$5]*[.J$4]" table:style-name="ce11">
            <text:p>12.5</text:p>
          </table:table-cell>
          <table:table-cell table:style-name="ce1"/>
          <table:table-cell office:value-type="float" office:value="0.5" table:formula="of:=[.D5]" table:style-name="ce10">
            <text:p>0.5</text:p>
          </table:table-cell>
          <table:table-cell office:value-type="float" office:value="0.25" table:formula="of:=[.$L$5]*[.$L$5]*[.M$4]" table:style-name="ce12">
            <text:p>0.25</text:p>
          </table:table-cell>
          <table:table-cell office:value-type="float" office:value="1.25" table:formula="of:=[.$L$5]*[.$L$5]*[.N$4]" table:style-name="ce5">
            <text:p>1.25</text:p>
          </table:table-cell>
          <table:table-cell office:value-type="float" office:value="2.5" table:formula="of:=[.$L$5]*[.$L$5]*[.O$4]" table:style-name="ce5">
            <text:p>2.5</text:p>
          </table:table-cell>
          <table:table-cell office:value-type="float" office:value="3.75" table:formula="of:=[.$L$5]*[.$L$5]*[.P$4]" table:style-name="ce5">
            <text:p>3.75</text:p>
          </table:table-cell>
          <table:table-cell office:value-type="float" office:value="5" table:formula="of:=[.$L$5]*[.$L$5]*[.Q$4]" table:style-name="ce5">
            <text:p>5</text:p>
          </table:table-cell>
          <table:table-cell office:value-type="float" office:value="6.25" table:formula="of:=[.$L$5]*[.$L$5]*[.R$4]" table:style-name="ce6">
            <text:p>6.25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3000000000000002E-2" table:formula="of:=[.$B$2]/[.A6]" table:style-name="ce1">
            <text:p>0.033</text:p>
          </table:table-cell>
          <table:table-cell table:style-name="ce1"/>
          <table:table-cell office:value-type="float" office:value="0.2" table:style-name="ce10">
            <text:p>0.2</text:p>
          </table:table-cell>
          <table:table-cell office:value-type="float" office:value="0.2" table:formula="of:=[.$D$6]*[.E$4]" table:style-name="ce1">
            <text:p>0.2</text:p>
          </table:table-cell>
          <table:table-cell office:value-type="float" office:value="1" table:formula="of:=[.$D$6]*[.F$4]" table:style-name="ce1">
            <text:p>1</text:p>
          </table:table-cell>
          <table:table-cell office:value-type="float" office:value="2" table:formula="of:=[.$D$6]*[.G$4]" table:style-name="ce1">
            <text:p>2</text:p>
          </table:table-cell>
          <table:table-cell office:value-type="float" office:value="3" table:formula="of:=[.$D$6]*[.H$4]" table:style-name="ce1">
            <text:p>3</text:p>
          </table:table-cell>
          <table:table-cell office:value-type="float" office:value="4" table:formula="of:=[.$D$6]*[.I$4]" table:style-name="ce1">
            <text:p>4</text:p>
          </table:table-cell>
          <table:table-cell office:value-type="float" office:value="5" table:formula="of:=[.$D$6]*[.J$4]" table:style-name="ce11">
            <text:p>5</text:p>
          </table:table-cell>
          <table:table-cell table:style-name="ce1"/>
          <table:table-cell office:value-type="float" office:value="0.2" table:formula="of:=[.D6]" table:style-name="ce10">
            <text:p>0.2</text:p>
          </table:table-cell>
          <table:table-cell office:value-type="float" office:value="4.0000000000000008E-2" table:formula="of:=[.$L$6]*[.$L$6]*[.M$4]" table:style-name="ce13">
            <text:p>0.04</text:p>
          </table:table-cell>
          <table:table-cell office:value-type="float" office:value="0.20000000000000004" table:formula="of:=[.$L$6]*[.$L$6]*[.N$4]" table:style-name="ce1">
            <text:p>0.2</text:p>
          </table:table-cell>
          <table:table-cell office:value-type="float" office:value="0.40000000000000008" table:formula="of:=[.$L$6]*[.$L$6]*[.O$4]" table:style-name="ce1">
            <text:p>0.4</text:p>
          </table:table-cell>
          <table:table-cell office:value-type="float" office:value="0.60000000000000009" table:formula="of:=[.$L$6]*[.$L$6]*[.P$4]" table:style-name="ce1">
            <text:p>0.6</text:p>
          </table:table-cell>
          <table:table-cell office:value-type="float" office:value="0.80000000000000016" table:formula="of:=[.$L$6]*[.$L$6]*[.Q$4]" table:style-name="ce1">
            <text:p>0.8</text:p>
          </table:table-cell>
          <table:table-cell office:value-type="float" office:value="1.0000000000000002" table:formula="of:=[.$L$6]*[.$L$6]*[.R$4]" table:style-name="ce1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1" table:style-name="ce10">
            <text:p>0.1</text:p>
          </table:table-cell>
          <table:table-cell office:value-type="float" office:value="0.1" table:formula="of:=[.$D$7]*[.E$4]" table:style-name="ce1">
            <text:p>0.1</text:p>
          </table:table-cell>
          <table:table-cell office:value-type="float" office:value="0.5" table:formula="of:=[.$D$7]*[.F$4]" table:style-name="ce1">
            <text:p>0.5</text:p>
          </table:table-cell>
          <table:table-cell office:value-type="float" office:value="1" table:formula="of:=[.$D$7]*[.G$4]" table:style-name="ce1">
            <text:p>1</text:p>
          </table:table-cell>
          <table:table-cell office:value-type="float" office:value="1.5" table:formula="of:=[.$D$7]*[.H$4]" table:style-name="ce1">
            <text:p>1.5</text:p>
          </table:table-cell>
          <table:table-cell office:value-type="float" office:value="2" table:formula="of:=[.$D$7]*[.I$4]" table:style-name="ce1">
            <text:p>2</text:p>
          </table:table-cell>
          <table:table-cell office:value-type="float" office:value="2.5" table:formula="of:=[.$D$7]*[.J$4]" table:style-name="ce11">
            <text:p>2.5</text:p>
          </table:table-cell>
          <table:table-cell table:style-name="ce1"/>
          <table:table-cell office:value-type="float" office:value="0.1" table:formula="of:=[.D7]" table:style-name="ce10">
            <text:p>0.1</text:p>
          </table:table-cell>
          <table:table-cell office:value-type="float" office:value="1.0000000000000002E-2" table:formula="of:=[.$L$7]*[.$L$7]*[.M$4]" table:style-name="ce13">
            <text:p>0.01</text:p>
          </table:table-cell>
          <table:table-cell office:value-type="float" office:value="5.000000000000001E-2" table:formula="of:=[.$L$7]*[.$L$7]*[.N$4]" table:style-name="ce1">
            <text:p>0.05</text:p>
          </table:table-cell>
          <table:table-cell office:value-type="float" office:value="0.10000000000000002" table:formula="of:=[.$L$7]*[.$L$7]*[.O$4]" table:style-name="ce1">
            <text:p>0.1</text:p>
          </table:table-cell>
          <table:table-cell office:value-type="float" office:value="0.15000000000000002" table:formula="of:=[.$L$7]*[.$L$7]*[.P$4]" table:style-name="ce1">
            <text:p>0.15</text:p>
          </table:table-cell>
          <table:table-cell office:value-type="float" office:value="0.20000000000000004" table:formula="of:=[.$L$7]*[.$L$7]*[.Q$4]" table:style-name="ce1">
            <text:p>0.2</text:p>
          </table:table-cell>
          <table:table-cell office:value-type="float" office:value="0.25000000000000006" table:formula="of:=[.$L$7]*[.$L$7]*[.R$4]" table:style-name="ce11">
            <text:p>0.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5" table:style-name="ce10">
            <text:p>0.05</text:p>
          </table:table-cell>
          <table:table-cell office:value-type="float" office:value="0.05" table:formula="of:=[.$D$8]*[.E$4]" table:style-name="ce1">
            <text:p>0.05</text:p>
          </table:table-cell>
          <table:table-cell office:value-type="float" office:value="0.25" table:formula="of:=[.$D$8]*[.F$4]" table:style-name="ce1">
            <text:p>0.25</text:p>
          </table:table-cell>
          <table:table-cell office:value-type="float" office:value="0.5" table:formula="of:=[.$D$8]*[.G$4]" table:style-name="ce1">
            <text:p>0.5</text:p>
          </table:table-cell>
          <table:table-cell office:value-type="float" office:value="0.75" table:formula="of:=[.$D$8]*[.H$4]" table:style-name="ce1">
            <text:p>0.75</text:p>
          </table:table-cell>
          <table:table-cell office:value-type="float" office:value="1" table:formula="of:=[.$D$8]*[.I$4]" table:style-name="ce1">
            <text:p>1</text:p>
          </table:table-cell>
          <table:table-cell office:value-type="float" office:value="1.25" table:formula="of:=[.$D$8]*[.J$4]" table:style-name="ce11">
            <text:p>1.25</text:p>
          </table:table-cell>
          <table:table-cell table:style-name="ce1"/>
          <table:table-cell office:value-type="float" office:value="0.05" table:formula="of:=[.D8]" table:style-name="ce10">
            <text:p>0.05</text:p>
          </table:table-cell>
          <table:table-cell office:value-type="float" office:value="2.5000000000000005E-3" table:formula="of:=[.$L$8]*[.$L$8]*[.M$4]" table:style-name="ce13">
            <text:p>0.0025</text:p>
          </table:table-cell>
          <table:table-cell office:value-type="float" office:value="1.2500000000000002E-2" table:formula="of:=[.$L$8]*[.$L$8]*[.N$4]" table:style-name="ce1">
            <text:p>0.0125</text:p>
          </table:table-cell>
          <table:table-cell office:value-type="float" office:value="2.5000000000000005E-2" table:formula="of:=[.$L$8]*[.$L$8]*[.O$4]" table:style-name="ce1">
            <text:p>0.025</text:p>
          </table:table-cell>
          <table:table-cell office:value-type="float" office:value="3.7500000000000006E-2" table:formula="of:=[.$L$8]*[.$L$8]*[.P$4]" table:style-name="ce1">
            <text:p>0.0375</text:p>
          </table:table-cell>
          <table:table-cell office:value-type="float" office:value="5.000000000000001E-2" table:formula="of:=[.$L$8]*[.$L$8]*[.Q$4]" table:style-name="ce1">
            <text:p>0.05</text:p>
          </table:table-cell>
          <table:table-cell office:value-type="float" office:value="6.2500000000000014E-2" table:formula="of:=[.$L$8]*[.$L$8]*[.R$4]" table:style-name="ce11">
            <text:p>0.06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2" table:style-name="ce10">
            <text:p>0.02</text:p>
          </table:table-cell>
          <table:table-cell office:value-type="float" office:value="0.02" table:formula="of:=[.$D$9]*[.E$4]" table:style-name="ce1">
            <text:p>0.02</text:p>
          </table:table-cell>
          <table:table-cell office:value-type="float" office:value="0.1" table:formula="of:=[.$D$9]*[.F$4]" table:style-name="ce1">
            <text:p>0.1</text:p>
          </table:table-cell>
          <table:table-cell office:value-type="float" office:value="0.2" table:formula="of:=[.$D$9]*[.G$4]" table:style-name="ce1">
            <text:p>0.2</text:p>
          </table:table-cell>
          <table:table-cell office:value-type="float" office:value="0.3" table:formula="of:=[.$D$9]*[.H$4]" table:style-name="ce1">
            <text:p>0.3</text:p>
          </table:table-cell>
          <table:table-cell office:value-type="float" office:value="0.4" table:formula="of:=[.$D$9]*[.I$4]" table:style-name="ce1">
            <text:p>0.4</text:p>
          </table:table-cell>
          <table:table-cell office:value-type="float" office:value="0.5" table:formula="of:=[.$D$9]*[.J$4]" table:style-name="ce11">
            <text:p>0.5</text:p>
          </table:table-cell>
          <table:table-cell table:style-name="ce1"/>
          <table:table-cell office:value-type="float" office:value="0.02" table:formula="of:=[.D9]" table:style-name="ce10">
            <text:p>0.02</text:p>
          </table:table-cell>
          <table:table-cell office:value-type="float" office:value="4.0000000000000002E-4" table:formula="of:=[.$L$9]*[.$L$9]*[.M$4]" table:style-name="ce13">
            <text:p>0.0004</text:p>
          </table:table-cell>
          <table:table-cell office:value-type="float" office:value="2E-3" table:formula="of:=[.$L$9]*[.$L$9]*[.N$4]" table:style-name="ce1">
            <text:p>0.002</text:p>
          </table:table-cell>
          <table:table-cell office:value-type="float" office:value="4.0000000000000001E-3" table:formula="of:=[.$L$9]*[.$L$9]*[.O$4]" table:style-name="ce1">
            <text:p>0.004</text:p>
          </table:table-cell>
          <table:table-cell office:value-type="float" office:value="6.0000000000000001E-3" table:formula="of:=[.$L$9]*[.$L$9]*[.P$4]" table:style-name="ce1">
            <text:p>0.006</text:p>
          </table:table-cell>
          <table:table-cell office:value-type="float" office:value="8.0000000000000002E-3" table:formula="of:=[.$L$9]*[.$L$9]*[.Q$4]" table:style-name="ce1">
            <text:p>0.008</text:p>
          </table:table-cell>
          <table:table-cell office:value-type="float" office:value="0.01" table:formula="of:=[.$L$9]*[.$L$9]*[.R$4]" table:style-name="ce11">
            <text:p>0.0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1" table:style-name="ce10">
            <text:p>0.01</text:p>
          </table:table-cell>
          <table:table-cell office:value-type="float" office:value="0.01" table:formula="of:=[.$D$10]*[.E$4]" table:style-name="ce1">
            <text:p>0.01</text:p>
          </table:table-cell>
          <table:table-cell office:value-type="float" office:value="0.05" table:formula="of:=[.$D$10]*[.F$4]" table:style-name="ce1">
            <text:p>0.05</text:p>
          </table:table-cell>
          <table:table-cell office:value-type="float" office:value="0.1" table:formula="of:=[.$D$10]*[.G$4]" table:style-name="ce1">
            <text:p>0.1</text:p>
          </table:table-cell>
          <table:table-cell office:value-type="float" office:value="0.15" table:formula="of:=[.$D$10]*[.H$4]" table:style-name="ce1">
            <text:p>0.15</text:p>
          </table:table-cell>
          <table:table-cell office:value-type="float" office:value="0.2" table:formula="of:=[.$D$10]*[.I$4]" table:style-name="ce1">
            <text:p>0.2</text:p>
          </table:table-cell>
          <table:table-cell office:value-type="float" office:value="0.25" table:formula="of:=[.$D$10]*[.J$4]" table:style-name="ce11">
            <text:p>0.25</text:p>
          </table:table-cell>
          <table:table-cell table:style-name="ce1"/>
          <table:table-cell office:value-type="float" office:value="0.01" table:formula="of:=[.D10]" table:style-name="ce10">
            <text:p>0.01</text:p>
          </table:table-cell>
          <table:table-cell office:value-type="float" office:value="1E-4" table:formula="of:=[.$L$10]*[.$L$10]*[.M$4]" table:style-name="ce13">
            <text:p>0.0001</text:p>
          </table:table-cell>
          <table:table-cell office:value-type="float" office:value="5.0000000000000001E-4" table:formula="of:=[.$L$10]*[.$L$10]*[.N$4]" table:style-name="ce1">
            <text:p>0.0005</text:p>
          </table:table-cell>
          <table:table-cell office:value-type="float" office:value="1E-3" table:formula="of:=[.$L$10]*[.$L$10]*[.O$4]" table:style-name="ce1">
            <text:p>0.001</text:p>
          </table:table-cell>
          <table:table-cell office:value-type="float" office:value="1.5E-3" table:formula="of:=[.$L$10]*[.$L$10]*[.P$4]" table:style-name="ce1">
            <text:p>0.0015</text:p>
          </table:table-cell>
          <table:table-cell office:value-type="float" office:value="2E-3" table:formula="of:=[.$L$10]*[.$L$10]*[.Q$4]" table:style-name="ce1">
            <text:p>0.002</text:p>
          </table:table-cell>
          <table:table-cell office:value-type="float" office:value="2.5000000000000001E-3" table:formula="of:=[.$L$10]*[.$L$10]*[.R$4]" table:style-name="ce11">
            <text:p>0.00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formula="of:=[.$D$11]*[.E$4]" table:style-name="ce1">
            <text:p>0.005</text:p>
          </table:table-cell>
          <table:table-cell office:value-type="float" office:value="2.5000000000000001E-2" table:formula="of:=[.$D$11]*[.F$4]" table:style-name="ce1">
            <text:p>0.025</text:p>
          </table:table-cell>
          <table:table-cell office:value-type="float" office:value="0.05" table:formula="of:=[.$D$11]*[.G$4]" table:style-name="ce1">
            <text:p>0.05</text:p>
          </table:table-cell>
          <table:table-cell office:value-type="float" office:value="7.4999999999999997E-2" table:formula="of:=[.$D$11]*[.H$4]" table:style-name="ce1">
            <text:p>0.075</text:p>
          </table:table-cell>
          <table:table-cell office:value-type="float" office:value="0.1" table:formula="of:=[.$D$11]*[.I$4]" table:style-name="ce1">
            <text:p>0.1</text:p>
          </table:table-cell>
          <table:table-cell office:value-type="float" office:value="0.125" table:formula="of:=[.$D$11]*[.J$4]" table:style-name="ce11">
            <text:p>0.125</text:p>
          </table:table-cell>
          <table:table-cell table:style-name="ce1"/>
          <table:table-cell office:value-type="float" office:value="5.0000000000000001E-3" table:formula="of:=[.D11]" table:style-name="ce10">
            <text:p>0.005</text:p>
          </table:table-cell>
          <table:table-cell office:value-type="float" office:value="2.5000000000000001E-5" table:formula="of:=[.$L$11]*[.$L$11]*[.M$4]" table:style-name="ce13">
            <text:p>0.000025</text:p>
          </table:table-cell>
          <table:table-cell office:value-type="float" office:value="1.25E-4" table:formula="of:=[.$L$11]*[.$L$11]*[.N$4]" table:style-name="ce1">
            <text:p>0.000125</text:p>
          </table:table-cell>
          <table:table-cell office:value-type="float" office:value="2.5000000000000001E-4" table:formula="of:=[.$L$11]*[.$L$11]*[.O$4]" table:style-name="ce1">
            <text:p>0.00025</text:p>
          </table:table-cell>
          <table:table-cell office:value-type="float" office:value="3.7500000000000001E-4" table:formula="of:=[.$L$11]*[.$L$11]*[.P$4]" table:style-name="ce1">
            <text:p>0.000375</text:p>
          </table:table-cell>
          <table:table-cell office:value-type="float" office:value="5.0000000000000001E-4" table:formula="of:=[.$L$11]*[.$L$11]*[.Q$4]" table:style-name="ce1">
            <text:p>0.0005</text:p>
          </table:table-cell>
          <table:table-cell office:value-type="float" office:value="6.2500000000000001E-4" table:formula="of:=[.$L$11]*[.$L$11]*[.R$4]" table:style-name="ce11">
            <text:p>0.0006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E-3" table:style-name="ce10">
            <text:p>0.002</text:p>
          </table:table-cell>
          <table:table-cell office:value-type="float" office:value="2E-3" table:formula="of:=[.$D$12]*[.E$4]" table:style-name="ce1">
            <text:p>0.002</text:p>
          </table:table-cell>
          <table:table-cell office:value-type="float" office:value="0.01" table:formula="of:=[.$D$12]*[.F$4]" table:style-name="ce1">
            <text:p>0.01</text:p>
          </table:table-cell>
          <table:table-cell office:value-type="float" office:value="0.02" table:formula="of:=[.$D$12]*[.G$4]" table:style-name="ce1">
            <text:p>0.02</text:p>
          </table:table-cell>
          <table:table-cell office:value-type="float" office:value="0.03" table:formula="of:=[.$D$12]*[.H$4]" table:style-name="ce1">
            <text:p>0.03</text:p>
          </table:table-cell>
          <table:table-cell office:value-type="float" office:value="0.04" table:formula="of:=[.$D$12]*[.I$4]" table:style-name="ce1">
            <text:p>0.04</text:p>
          </table:table-cell>
          <table:table-cell office:value-type="float" office:value="0.05" table:formula="of:=[.$D$12]*[.J$4]" table:style-name="ce11">
            <text:p>0.05</text:p>
          </table:table-cell>
          <table:table-cell table:style-name="ce1"/>
          <table:table-cell office:value-type="float" office:value="2E-3" table:formula="of:=[.D12]" table:style-name="ce10">
            <text:p>0.002</text:p>
          </table:table-cell>
          <table:table-cell office:value-type="float" office:value="3.9999999999999998E-6" table:formula="of:=[.$L$12]*[.$L$12]*[.M$4]" table:style-name="ce13">
            <text:p>0.000004</text:p>
          </table:table-cell>
          <table:table-cell office:value-type="float" office:value="1.9999999999999998E-5" table:formula="of:=[.$L$12]*[.$L$12]*[.N$4]" table:style-name="ce1">
            <text:p>0.00002</text:p>
          </table:table-cell>
          <table:table-cell office:value-type="float" office:value="3.9999999999999996E-5" table:formula="of:=[.$L$12]*[.$L$12]*[.O$4]" table:style-name="ce1">
            <text:p>0.00004</text:p>
          </table:table-cell>
          <table:table-cell office:value-type="float" office:value="5.9999999999999995E-5" table:formula="of:=[.$L$12]*[.$L$12]*[.P$4]" table:style-name="ce1">
            <text:p>0.00006</text:p>
          </table:table-cell>
          <table:table-cell office:value-type="float" office:value="7.9999999999999993E-5" table:formula="of:=[.$L$12]*[.$L$12]*[.Q$4]" table:style-name="ce1">
            <text:p>0.00008</text:p>
          </table:table-cell>
          <table:table-cell office:value-type="float" office:value="9.9999999999999991E-5" table:formula="of:=[.$L$12]*[.$L$12]*[.R$4]" table:style-name="ce11">
            <text:p>0.000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E-3" table:style-name="ce14">
            <text:p>0.001</text:p>
          </table:table-cell>
          <table:table-cell office:value-type="float" office:value="1E-3" table:formula="of:=[.$D$13]*[.E$4]" table:style-name="ce8">
            <text:p>0.001</text:p>
          </table:table-cell>
          <table:table-cell office:value-type="float" office:value="5.0000000000000001E-3" table:formula="of:=[.$D$13]*[.F$4]" table:style-name="ce8">
            <text:p>0.005</text:p>
          </table:table-cell>
          <table:table-cell office:value-type="float" office:value="0.01" table:formula="of:=[.$D$13]*[.G$4]" table:style-name="ce8">
            <text:p>0.01</text:p>
          </table:table-cell>
          <table:table-cell office:value-type="float" office:value="1.4999999999999999E-2" table:formula="of:=[.$D$13]*[.H$4]" table:style-name="ce8">
            <text:p>0.015</text:p>
          </table:table-cell>
          <table:table-cell office:value-type="float" office:value="0.02" table:formula="of:=[.$D$13]*[.I$4]" table:style-name="ce8">
            <text:p>0.02</text:p>
          </table:table-cell>
          <table:table-cell office:value-type="float" office:value="2.5000000000000001E-2" table:formula="of:=[.$D$13]*[.J$4]" table:style-name="ce9">
            <text:p>0.025</text:p>
          </table:table-cell>
          <table:table-cell table:style-name="ce1"/>
          <table:table-cell office:value-type="float" office:value="1E-3" table:formula="of:=[.D13]" table:style-name="ce14">
            <text:p>0.001</text:p>
          </table:table-cell>
          <table:table-cell office:value-type="float" office:value="9.9999999999999995E-7" table:formula="of:=[.$L$13]*[.$L$13]*[.M$4]" table:style-name="ce15">
            <text:p>0.000001</text:p>
          </table:table-cell>
          <table:table-cell office:value-type="float" office:value="4.9999999999999996E-6" table:formula="of:=[.$L$13]*[.$L$13]*[.N$4]" table:style-name="ce8">
            <text:p>0.000005</text:p>
          </table:table-cell>
          <table:table-cell office:value-type="float" office:value="9.9999999999999991E-6" table:formula="of:=[.$L$13]*[.$L$13]*[.O$4]" table:style-name="ce8">
            <text:p>0.00001</text:p>
          </table:table-cell>
          <table:table-cell office:value-type="float" office:value="1.4999999999999999E-5" table:formula="of:=[.$L$13]*[.$L$13]*[.P$4]" table:style-name="ce8">
            <text:p>0.000015</text:p>
          </table:table-cell>
          <table:table-cell office:value-type="float" office:value="1.9999999999999998E-5" table:formula="of:=[.$L$13]*[.$L$13]*[.Q$4]" table:style-name="ce8">
            <text:p>0.00002</text:p>
          </table:table-cell>
          <table:table-cell office:value-type="float" office:value="2.4999999999999998E-5" table:formula="of:=[.$L$13]*[.$L$13]*[.R$4]" table:style-name="ce9">
            <text:p>0.000025</text:p>
          </table:table-cell>
          <table:table-cell table:number-columns-repeated="16366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CC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string" table:style-name="ce1">
            <text:p>ADC Res (bits)</text:p>
          </table:table-cell>
          <table:table-cell office:value-type="float" office:value="12" table:style-name="ce1">
            <text:p>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ref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1">
            <text:p>Positive Curr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Gain (V/V)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8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ense Resistor (Ohm)</text:p>
          </table:table-cell>
          <table:table-cell office:value-type="float" office:value="4.0000000000000001E-3" table:style-name="ce19">
            <text:p>0.004</text:p>
          </table:table-cell>
          <table:table-cell office:value-type="float" office:value="4.0000000000000001E-3" table:formula="of:=[.B7]" table:style-name="ce19">
            <text:p>0.004</text:p>
          </table:table-cell>
          <table:table-cell office:value-type="float" office:value="2E-3" table:formula="of:=0.002" table:style-name="ce19">
            <text:p>0.002</text:p>
          </table:table-cell>
          <table:table-cell office:value-type="float" office:value="2E-3" table:formula="of:=[.D7]" table:style-name="ce19">
            <text:p>0.002</text:p>
          </table:table-cell>
          <table:table-cell office:value-type="float" office:value="1.5E-3" table:formula="of:=0.0015" table:style-name="ce19">
            <text:p>0.0015</text:p>
          </table:table-cell>
          <table:table-cell office:value-type="float" office:value="1.5E-3" table:formula="of:=[.F7]" table:style-name="ce19">
            <text:p>0.0015</text:p>
          </table:table-cell>
          <table:table-cell office:value-type="float" office:value="1E-3" table:formula="of:=0.001" table:style-name="ce19">
            <text:p>0.001</text:p>
          </table:table-cell>
          <table:table-cell office:value-type="float" office:value="1E-3" table:formula="of:=[.H7]" table:style-name="ce20">
            <text:p>0.001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21">
            <text:p>Max Drop (V)</text:p>
          </table:table-cell>
          <table:table-cell office:value-type="float" office:value="7.3333333333333334E-2" table:formula="of:=([.$B$2]-[.$B$3])/[.B6]" table:style-name="ce22">
            <text:p>0.073</text:p>
          </table:table-cell>
          <table:table-cell office:value-type="float" office:value="3.6666666666666667E-2" table:formula="of:=([.$B$2]-[.$B$3])/[.C6]" table:style-name="ce22">
            <text:p>0.037</text:p>
          </table:table-cell>
          <table:table-cell office:value-type="float" office:value="7.3333333333333334E-2" table:formula="of:=([.$B$2]-[.$B$3])/[.D6]" table:style-name="ce22">
            <text:p>0.073</text:p>
          </table:table-cell>
          <table:table-cell office:value-type="float" office:value="3.6666666666666667E-2" table:formula="of:=([.$B$2]-[.$B$3])/[.E6]" table:style-name="ce22">
            <text:p>0.037</text:p>
          </table:table-cell>
          <table:table-cell office:value-type="float" office:value="7.3333333333333334E-2" table:formula="of:=([.$B$2]-[.$B$3])/[.F6]" table:style-name="ce22">
            <text:p>0.073</text:p>
          </table:table-cell>
          <table:table-cell office:value-type="float" office:value="3.6666666666666667E-2" table:formula="of:=([.$B$2]-[.$B$3])/[.G6]" table:style-name="ce22">
            <text:p>0.037</text:p>
          </table:table-cell>
          <table:table-cell office:value-type="float" office:value="7.3333333333333334E-2" table:formula="of:=([.$B$2]-[.$B$3])/[.H6]" table:style-name="ce22">
            <text:p>0.073</text:p>
          </table:table-cell>
          <table:table-cell office:value-type="float" office:value="3.6666666666666667E-2" table:formula="of:=([.$B$2]-[.$B$3])/[.I6]" table:style-name="ce28">
            <text:p>0.037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ax Current (A)</text:p>
          </table:table-cell>
          <table:table-cell office:value-type="float" office:value="18.333333333333332" table:formula="of:=[.B9]/[.B7]" table:style-name="ce22">
            <text:p>18.333</text:p>
          </table:table-cell>
          <table:table-cell office:value-type="float" office:value="9.1666666666666661" table:formula="of:=[.C9]/[.C7]" table:style-name="ce22">
            <text:p>9.167</text:p>
          </table:table-cell>
          <table:table-cell office:value-type="float" office:value="36.666666666666664" table:formula="of:=[.D9]/[.D7]" table:style-name="ce22">
            <text:p>36.667</text:p>
          </table:table-cell>
          <table:table-cell office:value-type="float" office:value="18.333333333333332" table:formula="of:=[.E9]/[.E7]" table:style-name="ce22">
            <text:p>18.333</text:p>
          </table:table-cell>
          <table:table-cell office:value-type="float" office:value="48.888888888888886" table:formula="of:=[.F9]/[.F7]" table:style-name="ce22">
            <text:p>48.889</text:p>
          </table:table-cell>
          <table:table-cell office:value-type="float" office:value="24.444444444444443" table:formula="of:=[.G9]/[.G7]" table:style-name="ce22">
            <text:p>24.444</text:p>
          </table:table-cell>
          <table:table-cell office:value-type="float" office:value="73.333333333333329" table:formula="of:=[.H9]/[.H7]" table:style-name="ce22">
            <text:p>73.333</text:p>
          </table:table-cell>
          <table:table-cell office:value-type="float" office:value="36.666666666666664" table:formula="of:=[.I9]/[.I7]" table:style-name="ce23">
            <text:p>36.667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Power Disipated (W)</text:p>
          </table:table-cell>
          <table:table-cell office:value-type="float" office:value="1.3444444444444443" table:formula="of:=[.B10]*[.B10]*[.B7]" table:style-name="ce24">
            <text:p>1.344</text:p>
          </table:table-cell>
          <table:table-cell office:value-type="float" office:value="0.33611111111111108" table:formula="of:=[.C10]*[.C10]*[.C7]" table:style-name="ce24">
            <text:p>0.336</text:p>
          </table:table-cell>
          <table:table-cell office:value-type="float" office:value="2.6888888888888887" table:formula="of:=[.D10]*[.D10]*[.D7]" table:style-name="ce24">
            <text:p>2.689</text:p>
          </table:table-cell>
          <table:table-cell office:value-type="float" office:value="0.67222222222222217" table:formula="of:=[.E10]*[.E10]*[.E7]" table:style-name="ce24">
            <text:p>0.672</text:p>
          </table:table-cell>
          <table:table-cell office:value-type="float" office:value="3.585185185185185" table:formula="of:=[.F10]*[.F10]*[.F7]" table:style-name="ce24">
            <text:p>3.585</text:p>
          </table:table-cell>
          <table:table-cell office:value-type="float" office:value="0.89629629629629626" table:formula="of:=[.G10]*[.G10]*[.G7]" table:style-name="ce24">
            <text:p>0.896</text:p>
          </table:table-cell>
          <table:table-cell office:value-type="float" office:value="5.3777777777777773" table:formula="of:=[.H10]*[.H10]*[.H7]" table:style-name="ce24">
            <text:p>5.378</text:p>
          </table:table-cell>
          <table:table-cell office:value-type="float" office:value="1.3444444444444443" table:formula="of:=[.I10]*[.I10]*[.I7]" table:style-name="ce25">
            <text:p>1.344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7">
            <text:p>ADC Resoution (A/bit)</text:p>
          </table:table-cell>
          <table:table-cell office:value-type="float" office:value="8.9518229166666661E-3" table:formula="of:=[.B10]/(2^([.$E$2]-1))" table:style-name="ce26">
            <text:p>0.0090</text:p>
          </table:table-cell>
          <table:table-cell office:value-type="float" office:value="4.475911458333333E-3" table:formula="of:=[.C10]/(2^([.$E$2]-1))" table:style-name="ce26">
            <text:p>0.0045</text:p>
          </table:table-cell>
          <table:table-cell office:value-type="float" office:value="1.7903645833333332E-2" table:formula="of:=[.D10]/(2^([.$E$2]-1))" table:style-name="ce26">
            <text:p>0.0179</text:p>
          </table:table-cell>
          <table:table-cell office:value-type="float" office:value="8.9518229166666661E-3" table:formula="of:=[.E10]/(2^([.$E$2]-1))" table:style-name="ce26">
            <text:p>0.0090</text:p>
          </table:table-cell>
          <table:table-cell office:value-type="float" office:value="2.3871527777777776E-2" table:formula="of:=[.F10]/(2^([.$E$2]-1))" table:style-name="ce26">
            <text:p>0.0239</text:p>
          </table:table-cell>
          <table:table-cell office:value-type="float" office:value="1.1935763888888888E-2" table:formula="of:=[.G10]/(2^([.$E$2]-1))" table:style-name="ce26">
            <text:p>0.0119</text:p>
          </table:table-cell>
          <table:table-cell office:value-type="float" office:value="3.5807291666666664E-2" table:formula="of:=[.H10]/(2^([.$E$2]-1))" table:style-name="ce26">
            <text:p>0.0358</text:p>
          </table:table-cell>
          <table:table-cell office:value-type="float" office:value="1.7903645833333332E-2" table:formula="of:=[.I10]/(2^([.$E$2]-1))" table:style-name="ce27">
            <text:p>0.0179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1">
            <text:p>Negative Curr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Gain (V/V)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8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ense Resistor (Ohm)</text:p>
          </table:table-cell>
          <table:table-cell office:value-type="float" office:value="4.0000000000000001E-3" table:style-name="ce19">
            <text:p>0.004</text:p>
          </table:table-cell>
          <table:table-cell office:value-type="float" office:value="4.0000000000000001E-3" table:formula="of:=[.B18]" table:style-name="ce19">
            <text:p>0.004</text:p>
          </table:table-cell>
          <table:table-cell office:value-type="float" office:value="2E-3" table:formula="of:=0.002" table:style-name="ce19">
            <text:p>0.002</text:p>
          </table:table-cell>
          <table:table-cell office:value-type="float" office:value="2E-3" table:formula="of:=[.D18]" table:style-name="ce19">
            <text:p>0.002</text:p>
          </table:table-cell>
          <table:table-cell office:value-type="float" office:value="1.5E-3" table:formula="of:=0.0015" table:style-name="ce19">
            <text:p>0.0015</text:p>
          </table:table-cell>
          <table:table-cell office:value-type="float" office:value="1.5E-3" table:formula="of:=[.F18]" table:style-name="ce19">
            <text:p>0.0015</text:p>
          </table:table-cell>
          <table:table-cell office:value-type="float" office:value="1E-3" table:formula="of:=0.001" table:style-name="ce19">
            <text:p>0.001</text:p>
          </table:table-cell>
          <table:table-cell office:value-type="float" office:value="1E-3" table:formula="of:=[.H18]" table:style-name="ce20">
            <text:p>0.001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21">
            <text:p>Max Drop (V)</text:p>
          </table:table-cell>
          <table:table-cell office:value-type="float" office:value="0" table:formula="of:=([.$B$3])/[.B17]" table:style-name="ce29">
            <text:p>0.000</text:p>
          </table:table-cell>
          <table:table-cell office:value-type="float" office:value="0" table:formula="of:=([.$B$3])/[.C17]" table:style-name="ce30">
            <text:p>0.000</text:p>
          </table:table-cell>
          <table:table-cell office:value-type="float" office:value="0" table:formula="of:=([.$B$3])/[.D17]" table:style-name="ce30">
            <text:p>0.000</text:p>
          </table:table-cell>
          <table:table-cell office:value-type="float" office:value="0" table:formula="of:=([.$B$3])/[.E17]" table:style-name="ce30">
            <text:p>0.000</text:p>
          </table:table-cell>
          <table:table-cell office:value-type="float" office:value="0" table:formula="of:=([.$B$3])/[.F17]" table:style-name="ce30">
            <text:p>0.000</text:p>
          </table:table-cell>
          <table:table-cell office:value-type="float" office:value="0" table:formula="of:=([.$B$3])/[.G17]" table:style-name="ce30">
            <text:p>0.000</text:p>
          </table:table-cell>
          <table:table-cell office:value-type="float" office:value="0" table:formula="of:=([.$B$3])/[.H17]" table:style-name="ce30">
            <text:p>0.000</text:p>
          </table:table-cell>
          <table:table-cell office:value-type="float" office:value="0" table:formula="of:=([.$B$3])/[.I17]" table:style-name="ce23">
            <text:p>0.000</text:p>
          </table:table-cell>
          <table:table-cell table:number-columns-repeated="16375"/>
        </table:table-row>
        <table:table-row table:style-name="ro1">
          <table:table-cell office:value-type="string" table:style-name="ce21">
            <text:p>Max Current (A)</text:p>
          </table:table-cell>
          <table:table-cell office:value-type="float" office:value="0" table:formula="of:=[.B20]/[.B18]" table:style-name="ce22">
            <text:p>0.000</text:p>
          </table:table-cell>
          <table:table-cell office:value-type="float" office:value="0" table:formula="of:=[.C20]/[.C18]" table:style-name="ce22">
            <text:p>0.000</text:p>
          </table:table-cell>
          <table:table-cell office:value-type="float" office:value="0" table:formula="of:=[.D20]/[.D18]" table:style-name="ce22">
            <text:p>0.000</text:p>
          </table:table-cell>
          <table:table-cell office:value-type="float" office:value="0" table:formula="of:=[.E20]/[.E18]" table:style-name="ce22">
            <text:p>0.000</text:p>
          </table:table-cell>
          <table:table-cell office:value-type="float" office:value="0" table:formula="of:=[.F20]/[.F18]" table:style-name="ce22">
            <text:p>0.000</text:p>
          </table:table-cell>
          <table:table-cell office:value-type="float" office:value="0" table:formula="of:=[.G20]/[.G18]" table:style-name="ce22">
            <text:p>0.000</text:p>
          </table:table-cell>
          <table:table-cell office:value-type="float" office:value="0" table:formula="of:=[.H20]/[.H18]" table:style-name="ce22">
            <text:p>0.000</text:p>
          </table:table-cell>
          <table:table-cell office:value-type="float" office:value="0" table:formula="of:=[.I20]/[.I18]" table:style-name="ce23">
            <text:p>0.00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Power Disipated (W)</text:p>
          </table:table-cell>
          <table:table-cell office:value-type="float" office:value="0" table:formula="of:=[.B21]*[.B21]*[.B18]" table:style-name="ce24">
            <text:p>0.000</text:p>
          </table:table-cell>
          <table:table-cell office:value-type="float" office:value="0" table:formula="of:=[.C21]*[.C21]*[.C18]" table:style-name="ce24">
            <text:p>0.000</text:p>
          </table:table-cell>
          <table:table-cell office:value-type="float" office:value="0" table:formula="of:=[.D21]*[.D21]*[.D18]" table:style-name="ce24">
            <text:p>0.000</text:p>
          </table:table-cell>
          <table:table-cell office:value-type="float" office:value="0" table:formula="of:=[.E21]*[.E21]*[.E18]" table:style-name="ce24">
            <text:p>0.000</text:p>
          </table:table-cell>
          <table:table-cell office:value-type="float" office:value="0" table:formula="of:=[.F21]*[.F21]*[.F18]" table:style-name="ce24">
            <text:p>0.000</text:p>
          </table:table-cell>
          <table:table-cell office:value-type="float" office:value="0" table:formula="of:=[.G21]*[.G21]*[.G18]" table:style-name="ce24">
            <text:p>0.000</text:p>
          </table:table-cell>
          <table:table-cell office:value-type="float" office:value="0" table:formula="of:=[.H21]*[.H21]*[.H18]" table:style-name="ce24">
            <text:p>0.000</text:p>
          </table:table-cell>
          <table:table-cell office:value-type="float" office:value="0" table:formula="of:=[.I21]*[.I21]*[.I18]" table:style-name="ce25">
            <text:p>0.000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7">
            <text:p>ADC Resoution (A/bit)</text:p>
          </table:table-cell>
          <table:table-cell office:value-type="float" office:value="0" table:formula="of:=[.B21]/(2^([.$E$2]-1))" table:style-name="ce26">
            <text:p>0.0000</text:p>
          </table:table-cell>
          <table:table-cell office:value-type="float" office:value="0" table:formula="of:=[.C21]/(2^([.$E$2]-1))" table:style-name="ce26">
            <text:p>0.0000</text:p>
          </table:table-cell>
          <table:table-cell office:value-type="float" office:value="0" table:formula="of:=[.D21]/(2^([.$E$2]-1))" table:style-name="ce26">
            <text:p>0.0000</text:p>
          </table:table-cell>
          <table:table-cell office:value-type="float" office:value="0" table:formula="of:=[.E21]/(2^([.$E$2]-1))" table:style-name="ce26">
            <text:p>0.0000</text:p>
          </table:table-cell>
          <table:table-cell office:value-type="float" office:value="0" table:formula="of:=[.F21]/(2^([.$E$2]-1))" table:style-name="ce26">
            <text:p>0.0000</text:p>
          </table:table-cell>
          <table:table-cell office:value-type="float" office:value="0" table:formula="of:=[.G21]/(2^([.$E$2]-1))" table:style-name="ce26">
            <text:p>0.0000</text:p>
          </table:table-cell>
          <table:table-cell office:value-type="float" office:value="0" table:formula="of:=[.H21]/(2^([.$E$2]-1))" table:style-name="ce26">
            <text:p>0.0000</text:p>
          </table:table-cell>
          <table:table-cell office:value-type="float" office:value="0" table:formula="of:=[.I21]/(2^([.$E$2]-1))" table:style-name="ce27">
            <text:p>0.0000</text:p>
          </table:table-cell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Currency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3-17T06:59:29Z</dc:date>
  </office:meta>
</office:document-meta>
</file>